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onospace" svg:font-family="monospace, 'Courier New'"/>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7076in" table:align="left"/>
    </style:style>
    <style:style style:name="Table1.A" style:family="table-column">
      <style:table-column-properties style:column-width="0.6597in"/>
    </style:style>
    <style:style style:name="Table1.B" style:family="table-column">
      <style:table-column-properties style:column-width="2.5028in"/>
    </style:style>
    <style:style style:name="Table1.C" style:family="table-column">
      <style:table-column-properties style:column-width="0.5451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6597in"/>
    </style:style>
    <style:style style:name="Table2.B" style:family="table-column">
      <style:table-column-properties style:column-width="5.7201in"/>
    </style:style>
    <style:style style:name="Table2.C" style:family="table-column">
      <style:table-column-properties style:column-width="0.5451in"/>
    </style:style>
    <style:style style:name="Table2.A1" style:family="table-cell">
      <style:table-cell-properties style:vertical-align="middle" fo:padding="0.0194in" fo:border="none"/>
    </style:style>
    <style:style style:name="Table3" style:family="table">
      <style:table-properties style:width="4.516in" table:align="left"/>
    </style:style>
    <style:style style:name="Table3.A" style:family="table-column">
      <style:table-column-properties style:column-width="0.6597in"/>
    </style:style>
    <style:style style:name="Table3.B" style:family="table-column">
      <style:table-column-properties style:column-width="3.3111in"/>
    </style:style>
    <style:style style:name="Table3.C" style:family="table-column">
      <style:table-column-properties style:column-width="0.545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0861in"/>
    </style:style>
    <style:style style:name="Table4.B" style:family="table-column">
      <style:table-column-properties style:column-width="6.838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0861in"/>
    </style:style>
    <style:style style:name="Table5.B" style:family="table-column">
      <style:table-column-properties style:column-width="6.8389in"/>
    </style:style>
    <style:style style:name="Table5.A1" style:family="table-cell">
      <style:table-cell-properties style:vertical-align="middle" fo:padding="0.0194in" fo:border="none"/>
    </style:style>
    <style:style style:name="P1" style:family="paragraph" style:parent-style-name="Heading_20_2">
      <style:text-properties fo:font-variant="normal" fo:text-transform="none" fo:color="#000000" style:font-name="sans-serif" fo:font-size="15pt" fo:letter-spacing="normal" fo:font-style="normal" fo:font-weight="normal"/>
    </style:style>
    <style:style style:name="P2" style:family="paragraph" style:parent-style-name="Heading_20_3">
      <style:paragraph-properties fo:margin-left="0.052in" fo:margin-right="0in" fo:margin-top="0in" fo:margin-bottom="0.0835in" style:line-height-at-least="0.2083in" fo:orphans="2" fo:widows="2" fo:text-indent="0in" style:auto-text-indent="false" fo:padding="0in" fo:border="none"/>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left="0in" fo:margin-right="0in" fo:margin-top="0in" fo:margin-bottom="0.1965in" fo:text-indent="0in" style:auto-text-indent="false" fo:padding="0in" fo:border="none"/>
    </style:style>
    <style:style style:name="P7" style:family="paragraph" style:parent-style-name="Heading_20_4">
      <style:paragraph-properties fo:margin-left="0.052in" fo:margin-right="0in" fo:margin-top="0in" fo:margin-bottom="0.0835in" style:line-height-at-least="0.2083in" fo:orphans="2" fo:widows="2" fo:text-indent="0in" style:auto-text-indent="false" fo:padding="0in" fo:border="none"/>
    </style:style>
    <style:style style:name="P8" style:family="paragraph" style:parent-style-name="Text_20_body">
      <style:text-properties fo:font-variant="normal" fo:text-transform="none" fo:color="#000000" style:font-name="sans-serif" fo:font-size="15pt" fo:letter-spacing="normal" fo:font-style="normal" fo:font-weight="normal"/>
    </style:style>
    <style:style style:name="P9" style:family="paragraph" style:parent-style-name="Text_20_body">
      <style:paragraph-properties fo:margin-top="0in" fo:margin-bottom="0in" style:line-height-at-least="0.2083in" fo:text-align="start" style:justify-single-word="false" fo:orphans="2" fo:widows="2" fo:padding="0in" fo:border="none"/>
      <style:text-properties fo:font-variant="normal" fo:text-transform="none" fo:color="#0645ad" style:text-line-through-style="none" fo:letter-spacing="normal" style:text-underline-style="none" style:text-blinking="false" fo:background-color="#f9f9f9"/>
    </style:style>
    <style:style style:name="P10" style:family="paragraph" style:parent-style-name="Text_20_body">
      <style:paragraph-properties fo:margin-left="0in" fo:margin-right="0in" fo:margin-top="0in" fo:margin-bottom="0in" style:line-height-at-least="0.2083in" fo:text-align="center" style:justify-single-word="false" fo:orphans="2" fo:widows="2" fo:text-indent="0in" style:auto-text-indent="false" fo:padding="0in" fo:border="none"/>
      <style:text-properties fo:font-variant="normal" fo:text-transform="none" fo:color="#0645ad" style:text-line-through-style="none" fo:letter-spacing="normal" style:text-underline-style="none" style:text-blinking="false" fo:background-color="#f9f9f9"/>
    </style:style>
    <style:style style:name="P11" style:family="paragraph" style:parent-style-name="Text_20_body">
      <style:paragraph-properties fo:margin-left="0in" fo:margin-right="0in" style:line-height-at-least="0.2083in" fo:orphans="2" fo:widows="2" fo:text-indent="0in" style:auto-text-indent="false"/>
    </style:style>
    <style:style style:name="P12" style:family="paragraph" style:parent-style-name="Text_20_body">
      <style:paragraph-properties fo:margin-left="0in" fo:margin-right="0in" style:line-height-at-least="0.2083in" fo:orphans="2" fo:widows="2" fo:text-indent="0in" style:auto-text-indent="false"/>
      <style:text-properties fo:font-variant="normal" fo:text-transform="none" fo:color="#000000" style:font-name="sans-serif" fo:font-size="9.75pt" fo:letter-spacing="normal" fo:font-style="normal" fo:font-weight="normal"/>
    </style:style>
    <style:style style:name="P13" style:family="paragraph" style:parent-style-name="Text_20_body">
      <style:paragraph-properties fo:margin-left="0in" fo:margin-right="0in" style:line-height-at-least="0.2083in" fo:orphans="2" fo:widows="2" fo:text-indent="0in" style:auto-text-indent="false" fo:padding="0in" fo:border="none"/>
    </style:style>
    <style:style style:name="P14" style:family="paragraph" style:parent-style-name="Text_20_body">
      <style:paragraph-properties style:line-height-at-least="0.2083in" fo:text-align="start" style:justify-single-word="false" fo:orphans="2" fo:widows="2" fo:padding="0in" fo:border="none"/>
      <style:text-properties fo:font-variant="normal" fo:text-transform="none" fo:color="#000000" style:font-name="sans-serif" fo:font-size="9pt" fo:letter-spacing="normal" fo:font-style="normal" fo:font-weight="normal" fo:background-color="#f9f9f9"/>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sans-serif" fo:font-size="9.75pt" fo:letter-spacing="normal" fo:font-style="italic" fo:font-weight="normal"/>
    </style:style>
    <style:style style:name="T3" style:family="text">
      <style:text-properties fo:font-variant="normal" fo:text-transform="none" fo:color="#000000" style:font-name="sans-serif" fo:font-size="12.75pt" fo:letter-spacing="normal" fo:font-style="normal" fo:font-weight="bold"/>
    </style:style>
    <style:style style:name="T4" style:family="text">
      <style:text-properties fo:font-variant="normal" fo:text-transform="none" fo:color="#000000" style:font-name="sans-serif" fo:font-size="11.25pt" fo:letter-spacing="normal" fo:font-style="normal" fo:font-weight="bold"/>
    </style:style>
    <style:style style:name="T5" style:family="text">
      <style:text-properties fo:font-variant="normal" fo:text-transform="none" fo:color="#000000" style:font-name="monospace" fo:font-size="9.75pt" fo:letter-spacing="normal" fo:font-style="normal" fo:font-weight="normal" fo:background-color="#f9f9f9"/>
    </style:style>
    <style:style style:name="T6"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7" style:family="text">
      <style:text-properties fo:font-variant="normal" fo:text-transform="none" fo:color="#3366bb" style:text-line-through-style="none" style:font-name="sans-serif" fo:font-size="9.75pt" fo:letter-spacing="normal" fo:font-style="normal" style:text-underline-style="none" fo:font-weight="normal" style:text-blinking="false"/>
    </style:style>
    <style:style style:name="T8" style:family="text">
      <style:text-properties style:font-name="monospace"/>
    </style:style>
    <style:style style:name="T9" style:family="text">
      <style:text-properties fo:color="#008000" style:font-name="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a xlink:type="simple" xlink:href="http://en.wikipedia.org/wiki/HTTP_cookie">http://en.wikipedia.org/wiki/HTTP_cookie</text:a> </text:p>
      <text:h text:style-name="P1" text:outline-level="2"/>
      <text:h text:style-name="P1" text:outline-level="2"><text:bookmark text:name="Implementation"/>Implementation</text:h>
      <text:p text:style-name="P10"><draw:a xlink:type="simple" xlink:href="http://en.wikipedia.org/wiki/File:HTTP_cookie_exchange.svg"><draw:frame draw:style-name="fr1" draw:name="graphics1" text:anchor-type="as-char" svg:width="2.3193in" svg:height="1.3091in" draw:z-index="0"><draw:image xlink:href="http://upload.wikimedia.org/wikipedia/commons/thumb/b/bc/HTTP_cookie_exchange.svg/220px-HTTP_cookie_exchange.svg.png" xlink:type="simple" xlink:show="embed" xlink:actuate="onLoad"/></draw:frame></draw:a></text:p>
      <text:p text:style-name="P9"><draw:a xlink:type="simple" xlink:href="http://en.wikipedia.org/wiki/File:HTTP_cookie_exchange.svg"><draw:frame draw:style-name="fr1" draw:name="graphics2" text:anchor-type="as-char" svg:width="0.1839in" svg:height="0.1425in" draw:z-index="1"><draw:image xlink:href="http://bits.wikimedia.org/skins-1.17/common/images/magnify-clip.png" xlink:type="simple" xlink:show="embed" xlink:actuate="onLoad"/></draw:frame></draw:a></text:p>
      <text:p text:style-name="P14">A possible interaction between a Web browser and a server holding a Web page, in which the server sends a cookie to the browser and the browser sends it back when requesting another page.</text:p>
      <text:p text:style-name="P11"><text:span text:style-name="T1">Cookies are arbitrary pieces of data chosen by the </text:span><text:a xlink:type="simple" xlink:href="http://en.wikipedia.org/wiki/Web_server"><text:span text:style-name="T6">Web server</text:span></text:a><text:span text:style-name="T1"> and sent to the browser. The browser returns them unchanged to the server, introducing a </text:span><text:a xlink:type="simple" xlink:href="http://en.wikipedia.org/wiki/State_(computer_science)"><text:span text:style-name="T6">state</text:span></text:a><text:span text:style-name="T1"> (memory of previous events) into otherwise stateless HTTP transactions. Without cookies, each retrieval of a </text:span><text:a xlink:type="simple" xlink:href="http://en.wikipedia.org/wiki/Web_page"><text:span text:style-name="T6">Web page</text:span></text:a><text:span text:style-name="T1"> or component of a Web page is an isolated event, mostly unrelated to all other views of the pages of the same site. Other than being set by a web server, cookies can also be set by a </text:span><text:a xlink:type="simple" xlink:href="http://en.wikipedia.org/wiki/Scripting_programming_language"><text:span text:style-name="T6">script</text:span></text:a><text:span text:style-name="T1"> in a language such as</text:span><text:a xlink:type="simple" xlink:href="http://en.wikipedia.org/wiki/JavaScript"><text:span text:style-name="T6">JavaScript</text:span></text:a><text:span text:style-name="T1">, if supported and enabled by the Web browser.</text:span></text:p>
      <text:p text:style-name="P11"><text:span text:style-name="T1">Cookie specifications</text:span><text:bookmark text:name="cite_ref-httponlyrfc_13-1"/><text:a xlink:type="simple" xlink:href="http://en.wikipedia.org/wiki/HTTP_cookie#cite_note-httponlyrfc-13">[14]</text:a><text:bookmark text:name="cite_ref-17"/><text:a xlink:type="simple" xlink:href="http://en.wikipedia.org/wiki/HTTP_cookie#cite_note-17">[18]</text:a><text:bookmark text:name="cite_ref-18"/><text:a xlink:type="simple" xlink:href="http://en.wikipedia.org/wiki/HTTP_cookie#cite_note-18">[19]</text:a><text:span text:style-name="T1"> suggest that browsers should be able to save and send back a minimal number of cookies. In particular, a web browser is expected to be able to store at least 300 cookies of four</text:span><text:a xlink:type="simple" xlink:href="http://en.wikipedia.org/wiki/Kilobyte"><text:span text:style-name="T6">kilobytes</text:span></text:a><text:span text:style-name="T1"> each, and at least 20 cookies per server or </text:span><text:a xlink:type="simple" xlink:href="http://en.wikipedia.org/wiki/Internet_domain"><text:span text:style-name="T6">domain</text:span></text:a><text:span text:style-name="T1">.</text:span></text:p>
      <text:h text:style-name="P2" text:outline-level="3"><text:span text:style-name="T1">[</text:span><text:a xlink:type="simple" xlink:href="http://en.wikipedia.org/w/index.php?title=HTTP_cookie&amp;action=edit&amp;section=15"><text:span text:style-name="T6">edit</text:span></text:a><text:span text:style-name="T1">]</text:span><text:bookmark text:name="Setting_a_cookie"/><text:span text:style-name="T3">Setting a cookie</text:span></text:h>
      <text:p text:style-name="P11"><text:span text:style-name="T1">Transfer of Web pages follows the </text:span><text:a xlink:type="simple" xlink:href="http://en.wikipedia.org/wiki/HyperText_Transfer_Protocol"><text:span text:style-name="T6">HyperText Transfer Protocol</text:span></text:a><text:span text:style-name="T1"> (HTTP). Regardless of cookies, browsers request a page from web servers by sending them a usually short text called </text:span><text:a xlink:type="simple" xlink:href="http://en.wikipedia.org/wiki/HyperText_Transfer_Protocol"><text:span text:style-name="T6">HTTP request</text:span></text:a><text:span text:style-name="T1">. For example, to access the page http://www.example.org/index.html, browsers connect to the server www.example.org sending it a request that looks like the following one:</text:span></text:p>
      <table:table table:name="Table1" table:style-name="Table1">
        <table:table-column table:style-name="Table1.A"/>
        <table:table-column table:style-name="Table1.B"/>
        <table:table-column table:style-name="Table1.C"/>
        <table:table-row>
          <table:table-cell table:style-name="Table1.A1" office:value-type="string">
            <text:p text:style-name="P3"/>
          </table:table-cell>
          <table:table-cell table:style-name="Table1.A1" office:value-type="string">
            <text:p text:style-name="P6"><text:span text:style-name="Teletype"><text:span text:style-name="T8">GET /index.html HTTP/1.1<text:line-break/>Host: www.example.org</text:span></text:span></text:p>
          </table:table-cell>
          <table:table-cell table:style-name="Table1.A1" office:value-type="string">
            <text:p text:style-name="P3"/>
          </table:table-cell>
        </table:table-row>
        <table:table-row>
          <table:table-cell table:style-name="Table1.A1" office:value-type="string">
            <text:p text:style-name="P4">browser</text:p>
          </table:table-cell>
          <table:table-cell table:style-name="Table1.A1" office:value-type="string">
            <text:p text:style-name="P5">-------→</text:p>
          </table:table-cell>
          <table:table-cell table:style-name="Table1.A1" office:value-type="string">
            <text:p text:style-name="P4">server</text:p>
          </table:table-cell>
        </table:table-row>
      </table:table>
      <text:p text:style-name="P11"><text:span text:style-name="T1">The server replies by sending the requested page preceded by a similar packet of text, called </text:span><text:a xlink:type="simple" xlink:href="http://en.wikipedia.org/wiki/HyperText_Transfer_Protocol"><text:span text:style-name="T6">'HTTP response'</text:span></text:a><text:span text:style-name="T1">. This packet may contain lines requesting the browser to store cookies:</text:span></text:p>
      <table:table table:name="Table2" table:style-name="Table2">
        <table:table-column table:style-name="Table2.A"/>
        <table:table-column table:style-name="Table2.B"/>
        <table:table-column table:style-name="Table2.C"/>
        <table:table-row>
          <table:table-cell table:style-name="Table2.A1" office:value-type="string">
            <text:p text:style-name="P3"/>
          </table:table-cell>
          <table:table-cell table:style-name="Table2.A1" office:value-type="string">
            <text:p text:style-name="P6"><text:span text:style-name="Teletype"><text:span text:style-name="T8">HTTP/1.1 200 OK<text:line-break/>Content-type: text/html<text:line-break/></text:span></text:span><text:span text:style-name="Teletype"><text:span text:style-name="T9">Set-Cookie: name=value</text:span></text:span><text:span text:style-name="Teletype"><text:span text:style-name="T8"><text:line-break/></text:span></text:span><text:span text:style-name="Teletype"><text:span text:style-name="T9">Set-Cookie: name2=value2; Expires=Wed, 09 Jun 2021 10:18:14 GMT</text:span></text:span><text:span text:style-name="Teletype"><text:span text:style-name="T8"><text:line-break/> <text:line-break/>(content of page)</text:span></text:span></text:p>
          </table:table-cell>
          <table:table-cell table:style-name="Table2.A1" office:value-type="string">
            <text:p text:style-name="P3"/>
          </table:table-cell>
        </table:table-row>
        <text:soft-page-break/>
        <table:table-row>
          <table:table-cell table:style-name="Table2.A1" office:value-type="string">
            <text:p text:style-name="P4">browser</text:p>
          </table:table-cell>
          <table:table-cell table:style-name="Table2.A1" office:value-type="string">
            <text:p text:style-name="P5">←-------</text:p>
          </table:table-cell>
          <table:table-cell table:style-name="Table2.A1" office:value-type="string">
            <text:p text:style-name="P4">server</text:p>
          </table:table-cell>
        </table:table-row>
      </table:table>
      <text:p text:style-name="P11"><text:span text:style-name="T1">The server sends lines of </text:span><text:span text:style-name="Source_20_Text"><text:span text:style-name="T5">Set-Cookie</text:span></text:span><text:span text:style-name="T1"> only if the server wishes the browser to store cookies. </text:span><text:span text:style-name="Source_20_Text"><text:span text:style-name="T5">Set-Cookie</text:span></text:span><text:span text:style-name="T1"> is a directive for the browser to store the cookie and send it back in future requests to the server (subject to expiration time or other </text:span><text:a xlink:type="simple" xlink:href="http://en.wikipedia.org/wiki/HTTP_Cookie#Cookie_attributes"><text:span text:style-name="T6">cookie attributes</text:span></text:a><text:span text:style-name="T1">), if the browser supports cookies and cookies are enabled. For example, the browser requests the page http://www.example.org/spec.html by sending the server www.example.org a request like the following:</text:span></text:p>
      <table:table table:name="Table3" table:style-name="Table3">
        <table:table-column table:style-name="Table3.A"/>
        <table:table-column table:style-name="Table3.B"/>
        <table:table-column table:style-name="Table3.C"/>
        <table:table-row>
          <table:table-cell table:style-name="Table3.A1" office:value-type="string">
            <text:p text:style-name="P3"/>
          </table:table-cell>
          <table:table-cell table:style-name="Table3.A1" office:value-type="string">
            <text:p text:style-name="P6"><text:span text:style-name="Teletype"><text:span text:style-name="T8">GET /spec.html HTTP/1.1<text:line-break/>Host: www.example.org<text:line-break/></text:span></text:span><text:span text:style-name="Teletype"><text:span text:style-name="T9">Cookie: name=value; name2=value2</text:span></text:span><text:span text:style-name="Teletype"><text:span text:style-name="T8"><text:line-break/>Accept: */*<text:line-break/> </text:span></text:span></text:p>
          </table:table-cell>
          <table:table-cell table:style-name="Table3.A1" office:value-type="string">
            <text:p text:style-name="P3"/>
          </table:table-cell>
        </table:table-row>
        <table:table-row>
          <table:table-cell table:style-name="Table3.A1" office:value-type="string">
            <text:p text:style-name="P4">browser</text:p>
          </table:table-cell>
          <table:table-cell table:style-name="Table3.A1" office:value-type="string">
            <text:p text:style-name="P5">-------→</text:p>
          </table:table-cell>
          <table:table-cell table:style-name="Table3.A1" office:value-type="string">
            <text:p text:style-name="P4">server</text:p>
          </table:table-cell>
        </table:table-row>
      </table:table>
      <text:p text:style-name="P12">This is a request for another page from the same server, and differs from the first one above because it contains the string that the server has previously sent to the browser. This way, the server knows that this request is related to the previous one. The server answers by sending the requested page, possibly adding other cookies as well.</text:p>
      <text:p text:style-name="P11"><text:span text:style-name="T1">The value of a cookie can be modified by the server by sending a new </text:span><text:span text:style-name="Source_20_Text"><text:span text:style-name="T5">Set-Cookie: name=newvalue</text:span></text:span><text:span text:style-name="T1"> line in response of a page request. The browser then replaces the old value with the new one.</text:span></text:p>
      <text:p text:style-name="P11"><text:span text:style-name="T1">The term "cookie crumb" is sometimes used to refer to the name-value pair.</text:span><text:bookmark text:name="cite_ref-CrumbExample_19-0"/><text:a xlink:type="simple" xlink:href="http://en.wikipedia.org/wiki/HTTP_cookie#cite_note-CrumbExample-19"><text:span text:style-name="T6">[20]</text:span></text:a><text:span text:style-name="T1"> This is not the same as </text:span><text:a xlink:type="simple" xlink:href="http://en.wikipedia.org/wiki/Breadcrumb_(navigation)"><text:span text:style-name="T6">breadcrumb web navigation</text:span></text:a><text:span text:style-name="T1">, which is the technique of showing in each page the list of pages the user has previously visited; this technique, however, may be implemented using cookies.</text:span></text:p>
      <text:p text:style-name="P11"><text:span text:style-name="T1">Cookies can also be set by JavaScript or similar scripts running within the browser. In JavaScript, the object</text:span><text:span text:style-name="Source_20_Text"><text:span text:style-name="T5">document.cookie</text:span></text:span><text:span text:style-name="T1"> is used for this purpose. For example, the instruction </text:span><text:span text:style-name="Source_20_Text"><text:span text:style-name="T5">document.cookie = "temperature=20"</text:span></text:span><text:span text:style-name="T1"> creates a cookie of name </text:span><text:span text:style-name="Source_20_Text"><text:span text:style-name="T5">temperature</text:span></text:span><text:span text:style-name="T1"> and value </text:span><text:span text:style-name="Source_20_Text"><text:span text:style-name="T5">20</text:span></text:span><text:span text:style-name="T1">.</text:span><text:bookmark text:name="cite_ref-20"/><text:a xlink:type="simple" xlink:href="http://en.wikipedia.org/wiki/HTTP_cookie#cite_note-20"><text:span text:style-name="T6">[21]</text:span></text:a></text:p>
      <text:h text:style-name="P2" text:outline-level="3"><text:span text:style-name="T1">[</text:span><text:a xlink:type="simple" xlink:href="http://en.wikipedia.org/w/index.php?title=HTTP_cookie&amp;action=edit&amp;section=16"><text:span text:style-name="T6">edit</text:span></text:a><text:span text:style-name="T1">]</text:span><text:bookmark text:name="Cookie_attributes"/><text:span text:style-name="T3">Cookie attributes</text:span></text:h>
      <text:p text:style-name="P12">Besides the name-value pair, servers can also set these cookie attributes: a cookie domain, a path, expiration time or maximum age, secure flag and httponly flag. Browsers will not send cookie attributes back to the server. They will only send the cookie’s name-value pair. Cookie attributes are used by browsers to determine when to delete a cookie, block a cookie or whether to send a cookie (name-value pair) to the servers.</text:p>
      <text:h text:style-name="P7" text:outline-level="4"><text:span text:style-name="T1">[</text:span><text:a xlink:type="simple" xlink:href="http://en.wikipedia.org/w/index.php?title=HTTP_cookie&amp;action=edit&amp;section=17"><text:span text:style-name="T6">edit</text:span></text:a><text:span text:style-name="T1">]</text:span><text:bookmark text:name="Domain_and_Path"/><text:span text:style-name="T4">Domain and Path</text:span></text:h>
      <text:p text:style-name="P12">The cookie domain and path define the scope of the cookie—they tell the browser that cookies should only be sent back to the server for the given domain and path. If not specified, they default to the domain and path of the object that was requested. An example of Set-Cookie directives from a website after a user logged in:</text:p>
      <table:table table:name="Table4" table:style-name="Table4">
        <table:table-column table:style-name="Table4.A"/>
        <table:table-column table:style-name="Table4.B"/>
        <table:table-row>
          <table:table-cell table:style-name="Table4.A1" office:value-type="string">
            <text:p text:style-name="P3"/>
          </table:table-cell>
          <table:table-cell table:style-name="Table4.A1" office:value-type="string">
            <text:p text:style-name="P6"><text:span text:style-name="Teletype"><text:span text:style-name="T8">Set-Cookie: LSID=DQAAAK…Eaem_vYg; </text:span></text:span><text:span text:style-name="Teletype"><text:span text:style-name="T9">Domain=docs.foo.com; Path=/accounts;</text:span></text:span><text:span text:style-name="Teletype"><text:span text:style-name="T8">Expires=Wed, 13-Jan-2021 22:23:01 GMT; Secure; HttpOnly<text:line-break/>Set-Cookie: HSID=AYQEVn….DKrdst; </text:span></text:span><text:span text:style-name="Teletype"><text:span text:style-name="T9">Domain=.foo.com; Path=/;</text:span></text:span><text:span text:style-name="Teletype"><text:span text:style-name="T8"> Expires=Wed, 13-Jan-2021 22:23:01 GMT; HttpOnly<text:line-break/>Set-Cookie: SSID=Ap4P….GTEq; </text:span></text:span><text:span text:style-name="Teletype"><text:span text:style-name="T9">Domain=.foo.com; Path=/;</text:span></text:span><text:span text:style-name="Teletype"><text:span text:style-name="T8"> Expires=Wed, 13-Jan-2021 22:23:01 GMT; Secure; HttpOnly<text:line-break/> ......</text:span></text:span></text:p>
          </table:table-cell>
        </table:table-row>
      </table:table>
      <text:p text:style-name="P11"><text:soft-page-break/><text:span text:style-name="T1">The first cookie </text:span><text:span text:style-name="Source_20_Text"><text:span text:style-name="T5">LSID</text:span></text:span><text:span text:style-name="T1"> has default domain </text:span><text:span text:style-name="Source_20_Text"><text:span text:style-name="T5">docs.foo.com</text:span></text:span><text:span text:style-name="T1"> and Path </text:span><text:span text:style-name="Source_20_Text"><text:span text:style-name="T5">/accounts</text:span></text:span><text:span text:style-name="T1">, which tells the browser to use the cookie only when requesting pages contained in </text:span><text:span text:style-name="Source_20_Text"><text:span text:style-name="T5">docs.foo.com/accounts</text:span></text:span><text:span text:style-name="T1">. The other 2 cookies </text:span><text:span text:style-name="Source_20_Text"><text:span text:style-name="T5">HSID</text:span></text:span><text:span text:style-name="T1"> and </text:span><text:span text:style-name="Source_20_Text"><text:span text:style-name="T5">SSID</text:span></text:span><text:span text:style-name="T1">would be sent back by the browser while requesting any subdomain in </text:span><text:span text:style-name="Source_20_Text"><text:span text:style-name="T5">.foo.com</text:span></text:span><text:span text:style-name="T1"> on any path, for example</text:span><text:span text:style-name="Source_20_Text"><text:span text:style-name="T5">www.foo.com/</text:span></text:span><text:span text:style-name="T1">.</text:span></text:p>
      <text:p text:style-name="P11"><text:span text:style-name="T1">Cookies can be set on only top domain and its sub domains. Setting cookies on </text:span><text:span text:style-name="Source_20_Text"><text:span text:style-name="T5">www.foo.com</text:span></text:span><text:span text:style-name="T1"> from </text:span><text:span text:style-name="Source_20_Text"><text:span text:style-name="T5">www.bar.com</text:span></text:span><text:span text:style-name="T1"> will not work for security reasons.</text:span><text:bookmark text:name="cite_ref-Sharing_Cookies_Between_Multiple_Domains_21-0"/><text:a xlink:type="simple" xlink:href="http://en.wikipedia.org/wiki/HTTP_cookie#cite_note-Sharing_Cookies_Between_Multiple_Domains-21"><text:span text:style-name="T6">[22]</text:span></text:a></text:p>
      <text:h text:style-name="P7" text:outline-level="4"><text:span text:style-name="T1">[</text:span><text:a xlink:type="simple" xlink:href="http://en.wikipedia.org/w/index.php?title=HTTP_cookie&amp;action=edit&amp;section=18"><text:span text:style-name="T6">edit</text:span></text:a><text:span text:style-name="T1">]</text:span><text:bookmark text:name="Expires_and_Max-Age"/><text:span text:style-name="T4">Expires and Max-Age</text:span></text:h>
      <text:p text:style-name="P13"><text:span text:style-name="T1">The Expires directive tells the browser when to delete the cookie. It is specified in the form of “Wdy, DD-Mon-YYYY HH:MM:SS GMT”, indicating the exact date/time this cookie will expire. As an alternative to setting cookie expiration as an absolute date/time, </text:span><text:a xlink:type="simple" xlink:href="http://tools.ietf.org/html/rfc2109"><text:span text:style-name="T7">RFC 2109</text:span></text:a><text:span text:style-name="T1"> allows the use of the Max-Age attribute to set the cookie’s expiration as an interval of seconds in the future, relative to the time the browser received the cookie. An example of Set-Cookie directives from a website after a user logged in:</text:span></text:p>
      <table:table table:name="Table5" table:style-name="Table5">
        <table:table-column table:style-name="Table5.A"/>
        <table:table-column table:style-name="Table5.B"/>
        <table:table-row>
          <table:table-cell table:style-name="Table5.A1" office:value-type="string">
            <text:p text:style-name="P3"/>
          </table:table-cell>
          <table:table-cell table:style-name="Table5.A1" office:value-type="string">
            <text:p text:style-name="P6"><text:span text:style-name="Teletype"><text:span text:style-name="T8">Set-Cookie: lu=Rg3vHJZnehYLjVg7qi3bZjzg; </text:span></text:span><text:span text:style-name="Teletype"><text:span text:style-name="T9">Expires=Tue, 15-Jan-2013 21:47:38 GMT;</text:span></text:span><text:span text:style-name="Teletype"><text:span text:style-name="T8">Path=/; Domain=.foo.com; HttpOnly<text:line-break/>Set-Cookie: made_write_conn=1295214458; Path=/; Domain=.foo.com<text:line-break/>Set-Cookie: reg_fb_gate=deleted; </text:span></text:span><text:span text:style-name="Teletype"><text:span text:style-name="T9">Expires=Thu, 01-Jan-1970 00:00:01 GMT;</text:span></text:span><text:span text:style-name="Teletype"><text:span text:style-name="T8"> Path=/; Domain=.foo.com; HttpOnly<text:line-break/> ......</text:span></text:span></text:p>
          </table:table-cell>
        </table:table-row>
      </table:table>
      <text:p text:style-name="P11"><text:span text:style-name="T1">The first cookie </text:span><text:span text:style-name="Source_20_Text"><text:span text:style-name="T5">lu</text:span></text:span><text:span text:style-name="T1"> is set to expire sometime in 15-Jan-2013; it will be used by the client browser until that time. The second cookie </text:span><text:span text:style-name="Source_20_Text"><text:span text:style-name="T5">made_write_conn</text:span></text:span><text:span text:style-name="T1"> does not have an expiration date, making it a session cookie. It will be deleted after the user closes his/her browser. The third cookie </text:span><text:span text:style-name="Source_20_Text"><text:span text:style-name="T5">reg_fb_gate</text:span></text:span><text:span text:style-name="T1"> has its value changed to </text:span><text:span text:style-name="T2">deleted</text:span><text:span text:style-name="T1">, with an expiration time in the past. The browser will delete this cookie right away – note that cookie will only be deleted when the domain and path attributes in the </text:span><text:span text:style-name="Source_20_Text"><text:span text:style-name="T5">Set-Cookie</text:span></text:span><text:span text:style-name="T1"> field match the values used when the cookie was crea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onospace" svg:font-family="monospace, 'Courier New'"/>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7T20:24:56.15</meta:creation-date>
    <dc:date>2011-09-27T20:26:15.95</dc:date>
    <meta:editing-duration>PT1M32S</meta:editing-duration>
    <meta:editing-cycles>2</meta:editing-cycles>
    <meta:generator>OpenOffice.org/3.3$Win32 OpenOffice.org_project/330m20$Build-9567</meta:generator>
    <meta:document-statistic meta:table-count="5" meta:image-count="2" meta:object-count="0" meta:page-count="3" meta:paragraph-count="38" meta:word-count="1010" meta:character-count="6526"/>
  </office:meta>
</office:document-meta>
</file>